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OpenSymbol1" svg:font-family="OpenSymbol, 'Arial Unicode MS'"/>
    <style:font-face style:name="SFRM1095" svg:font-family="SFRM1095"/>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Standard">
      <style:text-properties style:font-name="Liberation Sans" fo:font-size="10pt" style:text-underline-style="solid" style:text-underline-width="auto" style:text-underline-color="font-color" style:font-size-asian="10pt" style:font-size-complex="10pt"/>
    </style:style>
    <style:style style:name="P3" style:family="paragraph" style:parent-style-name="Standard">
      <style:text-properties style:font-name="Liberation Sans" fo:font-size="10pt" style:font-size-asian="10pt" style:font-size-complex="10pt"/>
    </style:style>
    <style:style style:name="P4" style:family="paragraph" style:parent-style-name="Standard" style:list-style-name="L1">
      <style:text-properties style:font-name="Liberation Sans" fo:font-size="10pt" style:font-size-asian="10pt" style:font-size-complex="10pt"/>
    </style:style>
    <style:style style:name="P5" style:family="paragraph" style:parent-style-name="Standard" style:list-style-name="L2">
      <style:text-properties style:font-name="Liberation Sans" fo:font-size="10pt" style:font-size-asian="10pt" style:font-size-complex="10pt"/>
    </style:style>
    <style:style style:name="P6" style:family="paragraph" style:parent-style-name="Standard">
      <style:text-properties style:font-name="Liberation Sans" fo:font-size="10pt" fo:font-style="italic" style:font-size-asian="10pt" style:font-style-asian="italic" style:font-size-complex="10pt" style:font-style-complex="italic"/>
    </style:style>
    <style:style style:name="P7" style:family="paragraph" style:parent-style-name="Standard">
      <style:text-properties style:font-name="Liberation San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Liberation Sans" fo:font-size="10pt" style:text-underline-style="none" style:font-size-asian="10pt" style:font-size-complex="10pt"/>
    </style:style>
    <style:style style:name="P9" style:family="paragraph" style:parent-style-name="Standard" style:list-style-name="L4">
      <style:text-properties style:font-name="Liberation Sans" fo:font-size="10pt" style:text-underline-style="none" style:font-size-asian="10pt" style:font-size-complex="10pt"/>
    </style:style>
    <style:style style:name="P10" style:family="paragraph" style:parent-style-name="Standard" style:list-style-name="L5">
      <style:text-properties style:font-name="Liberation Sans" fo:font-size="10pt" style:text-underline-style="none" style:font-size-asian="10pt" style:font-size-complex="10pt"/>
    </style:style>
    <style:style style:name="P11" style:family="paragraph" style:parent-style-name="Standard" style:list-style-name="L6">
      <style:text-properties style:font-name="Liberation Sans" fo:font-size="10pt" style:text-underline-style="none" style:font-size-asian="10pt" style:font-size-complex="10pt"/>
    </style:style>
    <style:style style:name="P12" style:family="paragraph" style:parent-style-name="Standard" style:list-style-name="L7">
      <style:text-properties style:font-name="Liberation Sans" fo:font-size="10pt" style:text-underline-style="none" style:font-size-asian="10pt" style:font-size-complex="10pt"/>
    </style:style>
    <style:style style:name="P13" style:family="paragraph" style:parent-style-name="Standard" style:list-style-name="L8">
      <style:text-properties style:font-name="Liberation Sans" fo:font-size="10pt" style:text-underline-style="none" style:font-size-asian="10pt" style:font-size-complex="10pt"/>
    </style:style>
    <style:style style:name="P14" style:family="paragraph" style:parent-style-name="Standard" style:list-style-name="L2">
      <style:text-properties fo:font-size="10pt" style:font-size-asian="10pt" style:font-size-complex="10pt"/>
    </style:style>
    <style:style style:name="P15" style:family="paragraph" style:parent-style-name="Standard">
      <style:paragraph-properties fo:text-align="justify" style:justify-single-word="false" style:text-autospace="none"/>
      <style:text-properties style:font-name="SFRM1095" fo:font-size="10pt" fo:font-style="normal" style:text-underline-style="none" fo:font-weight="bold" style:font-name-asian="SFRM1095" style:font-size-asian="10pt" style:font-style-asian="normal" style:font-weight-asian="bold" style:font-name-complex="SFRM1095" style:font-size-complex="10pt" style:font-style-complex="normal" style:font-weight-complex="bold"/>
    </style:style>
    <style:style style:name="P16" style:family="paragraph" style:parent-style-name="Standard">
      <style:paragraph-properties fo:text-align="justify" style:justify-single-word="false"/>
      <style:text-properties style:font-name="SFRM1095" fo:font-size="11pt" style:font-name-asian="SFRM1095" style:font-size-asian="11pt" style:font-name-complex="SFRM1095" style:font-size-complex="11pt"/>
    </style:style>
    <style:style style:name="P17" style:family="paragraph" style:parent-style-name="Standard" style:list-style-name="WW8Num1">
      <style:paragraph-properties fo:text-align="justify" style:justify-single-word="false"/>
      <style:text-properties style:font-name="SFRM1095" fo:font-size="11pt" style:font-name-asian="SFRM1095" style:font-size-asian="11pt" style:font-name-complex="SFRM1095" style:font-size-complex="11pt"/>
    </style:style>
    <style:style style:name="P18" style:family="paragraph" style:parent-style-name="Standard">
      <style:paragraph-properties fo:text-align="justify" style:justify-single-word="false" style:text-autospace="none"/>
      <style:text-properties style:font-name="SFRM1095" fo:font-size="11pt" style:font-name-asian="SFRM1095" style:font-size-asian="11pt" style:font-name-complex="SFRM1095" style:font-size-complex="11pt"/>
    </style:style>
    <style:style style:name="P19" style:family="paragraph" style:parent-style-name="Standard" style:list-style-name="WW8Num2">
      <style:paragraph-properties fo:text-align="justify" style:justify-single-word="false" style:text-autospace="none"/>
      <style:text-properties style:font-name="SFRM1095" fo:font-size="11pt" style:font-name-asian="SFRM1095" style:font-size-asian="11pt" style:font-name-complex="SFRM1095" style:font-size-complex="11pt"/>
    </style:style>
    <style:style style:name="P20" style:family="paragraph" style:parent-style-name="Standard" style:list-style-name="WW8Num3">
      <style:paragraph-properties fo:text-align="justify" style:justify-single-word="false" style:text-autospace="none"/>
      <style:text-properties style:font-name="SFRM1095" fo:font-size="11pt" style:font-name-asian="SFRM1095" style:font-size-asian="11pt" style:font-name-complex="SFRM1095" style:font-size-complex="11pt"/>
    </style:style>
    <style:style style:name="P21" style:family="paragraph" style:parent-style-name="Standard">
      <style:paragraph-properties fo:text-align="justify" style:justify-single-word="false" style:text-autospace="none"/>
      <style:text-properties style:font-name="SFRM1095" fo:font-size="13pt" fo:font-style="italic" style:font-name-asian="SFRM1095" style:font-size-asian="13pt" style:font-style-asian="italic" style:font-name-complex="SFRM1095" style:font-size-complex="13pt" style:font-style-complex="italic"/>
    </style:style>
    <style:style style:name="P22" style:family="paragraph" style:parent-style-name="Standard">
      <style:paragraph-properties fo:text-align="justify" style:justify-single-word="false" style:text-autospace="none"/>
      <style:text-properties style:font-name="SFRM1095" style:font-name-asian="SFRM1095" style:font-name-complex="SFRM1095"/>
    </style:style>
    <style:style style:name="P23" style:family="paragraph" style:parent-style-name="Standard">
      <style:paragraph-properties fo:text-align="justify" style:justify-single-word="false" style:text-autospace="none"/>
    </style:style>
    <style:style style:name="P24" style:family="paragraph" style:parent-style-name="Standard" style:master-page-name="Standard">
      <style:paragraph-properties fo:text-align="justify" style:justify-single-word="false" style:page-number="auto"/>
      <style:text-properties style:font-name="SFRM1095" fo:font-size="13pt" fo:font-style="italic" style:font-name-asian="SFRM1095" style:font-size-asian="13pt" style:font-style-asian="italic" style:font-name-complex="SFRM1095" style:font-size-complex="13pt" style:font-style-complex="italic"/>
    </style:style>
    <style:style style:name="P25" style:family="paragraph">
      <style:paragraph-properties fo:text-align="center"/>
    </style:style>
    <style:style style:name="P26" style:family="paragraph">
      <style:paragraph-properties fo:text-align="center"/>
      <style:text-properties fo:font-weight="bold" style:font-weight-asian="bold" style:font-weight-complex="bold"/>
    </style:style>
    <style:style style:name="P27" style:family="paragraph">
      <style:text-properties style:font-name="Liberation Sans" fo:font-weight="bold" style:font-weight-asian="bold" style:font-weight-complex="bold"/>
    </style:style>
    <style:style style:name="T1" style:family="text">
      <style:text-properties style:font-name="Liberation San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font-size="11pt" style:font-size-asian="11pt" style:font-size-complex="11pt"/>
    </style:style>
    <style:style style:name="T16" style:family="text">
      <style:text-properties fo:font-size="13pt" fo:font-style="italic" style:font-size-asian="13pt" style:font-style-asian="italic" style:font-size-complex="13pt" style:font-style-complex="italic"/>
    </style:style>
    <style:style style:name="T17" style:family="text">
      <style:text-properties style:font-name="Liberation San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dash" draw:stroke-dash="Ultrafine_20_Dashed"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0.265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I) Fonctionnement des principaux prédicats</text:p>
      <text:p text:style-name="P16"/>
      <text:p text:style-name="P16">Les prédicats principaux du jeux suivent les différentes phases du jeu. Ainsi, nous avons un premier prédicat afin de lancer le jeu, et qui propose à l'utilisateur une partie Humain contre Humain, Humain contre Machine et Machine contre Machine. Il n'a besoin d'aucun argument.</text:p>
      <text:p text:style-name="P16"><text:tab/>Ces trois types de parties ont chacune leur prédicat, afin de simuler le déroulement d'une partie.</text:p>
      <text:list xml:id="list582035468" text:style-name="WW8Num1">
        <text:list-item>
          <text:p text:style-name="P17"><text:span text:style-name="T13">partie_SIAM</text:span> permet de lancer une partie Humain contre Humain, qui commence par unifier un plateau initial, appelle un prédicat pour jouer un tour, et vérifie si on a atteint la condition de fin de partie (à savoir une montagne hors plateau), pour en afficher le gagnant.</text:p>
        </text:list-item>
        <text:list-item>
          <text:p text:style-name="P17"><text:span text:style-name="T13">partie_IA</text:span> …</text:p>
        </text:list-item>
        <text:list-item>
          <text:p text:style-name="P17"><text:span text:style-name="T13">partie_SIAM_IA </text:span><text:span text:style-name="T8">permet de lancer une partie Machine contre Machine, où chaque IA jouera tour à tour.</text:span></text:p>
        </text:list-item>
      </text:list>
      <text:p text:style-name="P16"><text:span text:style-name="T8"/></text:p>
      <text:p text:style-name="P18">Un tour est découpé en deux parties, selon que le joueur est un Humain où une IA.</text:p>
      <text:p text:style-name="P18"><text:span text:style-name="T13"/></text:p>
      <text:list xml:id="list1354055745" text:style-name="WW8Num2">
        <text:list-item>
          <text:p text:style-name="P19"><text:span text:style-name="T13">tour</text:span> : saisie d'un coup, qui s'occupera de la vérification de la validité, puis prise en compte du coup, en « jouant », c'est-à-dire en modifiant le plateau. Un tour prend en argument un plateau, et renvoie un historique (vide s'il n'y a pas eu de poussée, instancié sinon), et un flag « Fin », qui permet de notifier au programme que la condition de fin de partie est remplie ou non. </text:p>
        </text:list-item>
        <text:list-item>
          <text:p text:style-name="P19"><text:span text:style-name="T13">tour_IA</text:span> : récupération de tous les coups possibles en fonction joueur, puis calcul du meilleur coup à jouer. Une fois le coup à jouer déterminé, on calcule l'historique destiné à être utilisé pour la modification du plateau (si poussée ou non), puis le programme « joue » le coup. Ce prédicat prend et renvoie les mêmes paramètres que le prédicat <text:span text:style-name="T13">tour</text:span>.</text:p>
        </text:list-item>
      </text:list>
      <text:p text:style-name="P18">Lors d'une <text:span text:style-name="T13">saisie</text:span>, on demande à l'utilisateur d'entrer une case de départ (le pion qu'on souhaite jouer), on vérifie la validité tant syntaxique (integer) que la validité de la case (case non vide et existante, pion appartenant au joueur). Puis l'utilisateur entre une case d'arrivée et une orientation. Après vérification syntaxique des deux variables, on vérifie que la case d'arrivée est valide (existante et vide, si elle est non vide, on vérifie que la poussée est possible via <text:span text:style-name="T13">poussee_possible</text:span>). /* Remplir avec partie de Florian */</text:p>
      <text:p text:style-name="P18">Une fois un coup déterminé comme valide, on renvoie le coup, sinon on demande à l'utilisateur de choisir un coup, tant que celui-ci n'est pas correct.</text:p>
      <text:p text:style-name="P18">Pour une IA, on récupère tous les coups possibles de chaque pion grâce à <text:span text:style-name="T13">coups_possibles_joueurs</text:span>. Ce prédicat renvoie une liste, dont tous les éléments sont au même niveau (pas de liste dans d'autres listes), et prend en paramètre l'état actuel du plateau. Puis on fait appel au prédicat <text:span text:style-name="T13">meilleur_coup </text:span><text:span text:style-name="T8">afin de déterminer quel est le meilleur coup à jouer, en calculant une valeur pour chaque état à partir des états possibles du plateau.</text:span></text:p>
      <text:p text:style-name="P18"><text:span text:style-name="T8">Pour </text:span><text:span text:style-name="T13">jouer_coup</text:span><text:span text:style-name="T8">, qui s'occupe de modifier le plateau durablement grâce au coup déterminé au préalable, on commence par recopier le plateau actuel en changeant les bons pions grâce au coup et à l'historique. On peut ainsi supprimer le prédicat correspondant au plateau courant pour le réattribuer à une nouvelle valeur, ce qui permet, au début du tour suivant, de réunifier un nouveau plateau avec la nouvelle configuration. On vérifie ensuite si une montagne est hors plateau dans le nouvel état et si c'est le cas, on unifie la variable Fin avec 0. On est obligés d'utiliser ce stratagème afin de ne pas avoir de tour de décalage entre la fin de partie et l'arrêt du jeu, ce qui peut entraîner à l'annonce d'un faux gagnant, car le plateau n'est réunifié qu'au début de chaque tour.</text:span></text:p>
      <text:p text:style-name="P18"><text:span text:style-name="T8">Enfin, </text:span><text:span text:style-name="T13">fin_partie</text:span><text:span text:style-name="T8"> prend en argument le plateau, ainsi que l'historique de poussée et la variable Fin. Si celle-ci est unifiée à 0, la partie est finie, et on va donc utiliser l'historique de poussée afin de déterminer le gagnant. On commence donc par </text:span><text:soft-page-break/><text:span text:style-name="T8">inverser l'historique, afin de supprimer la montagne, et de vérifier dans l'ordre quel pion est le plus proche de la montagne et dans la bonne orientation. Si on arrive à un historique vide, c'est que la seule pièce étant dans la bonne orientation est celle qui a effectué la poussée, le joueur actuel. Sinon, on s'arrête au premier pion dans le bon sens, et on vérifie de quel type il est. </text:span></text:p>
      <text:p text:style-name="P18"/>
      <text:p text:style-name="P21"><text:tab/>II) Implémentation des faits</text:p>
      <text:p text:style-name="P18"/>
      <text:p text:style-name="P18"><text:tab/>Un coup est un triplet de variables : ( Départ, Arrivée, Orientation ). Départ correspond à la case où le pion qu'on veut jouer est situé, Arrivée à la case sur laquelle on veut déplacer le pion (elle est peut être vide ou non, selon qu'on essaie de pousser des pions ou pas), et Orientation à l'orientation que prendra la pièce lors de son arrivée sur la case (celle-ci est restreinte en cas de poussée).</text:p>
      <text:p text:style-name="P18"><text:tab/>Un plateau est représenté par une liste divisée en quatre parties : [ Elephants, Rhinoceros, Montagnes, Joueur ]. Une telle structure permet de rendre plus efficace les prédicats en permettant de sélectionner directement l'élément de la liste qui nous intéresse, et rend les modifications du plateau à chaque tour plus aisées.</text:p>
      <text:p text:style-name="P18"><text:tab/>Une poussée est représentée grâce à un couple de deux variables, correspondant à une Force et une Masse. Pour chaque montagne rencontrée sur une ligne de poussée, on incrémente la Masse de 1. Pour chaque animal, on vérifie l'orientation de celui-ci, afin de déterminer les forces en présence. Si l'orientation est opposée à celle de la poussée, on décrémente la Force de 1. Si elle est identique, on incrémente la Force de 1. Si elle est quelconque, on ne le prend pas en compte.</text:p>
      <text:p text:style-name="P18"><text:tab/></text:p>
      <text:p text:style-name="P22"><text:span text:style-name="T15"><text:tab/></text:span><text:span text:style-name="T16">III) Description de l'Intelligence Artificielle</text:span></text:p>
      <text:p text:style-name="P23"/>
      <text:list xml:id="list1709769192" text:style-name="WW8Num3">
        <text:list-item>
          <text:p text:style-name="P20">Les difficultés rencontrées et améliorations possibles</text:p>
        </text:list-item>
      </text:list>
      <text:p text:style-name="P23"/>
      <text:p text:style-name="P15"><text:span text:style-name="T15"><text:tab/></text:span><text:span text:style-name="T16">IV) Bilan du projet</text:span></text:p>
      <text:p text:style-name="P1"/>
      <text:p text:style-name="P1">Le prédicat genere_liste_force_masse/5 :</text:p>
      <text:p text:style-name="P1"/>
      <text:p text:style-name="P2">But :</text:p>
      <text:p text:style-name="P3"><text:tab/>S'efface si la poussée est possible</text:p>
      <text:p text:style-name="P3"/>
      <text:p text:style-name="P2">Paramétres :</text:p>
      <text:p text:style-name="P3"><text:tab/> <text:span text:style-name="T13">genere_liste_force_masse(</text:span><text:span text:style-name="T11">+Case, +Orientation, +Plateau, (?Force,?Masse), -Historique</text:span><text:span text:style-name="T13">)</text:span></text:p>
      <text:p text:style-name="P3"/>
      <text:p text:style-name="P3"><text:tab/><text:span text:style-name="T9">+Case </text:span>:</text:p>
      <text:p text:style-name="P3"><text:tab/><text:tab/>Case sur laquelle le pion <text:s/>souhaite arriver</text:p>
      <text:p text:style-name="P6"><text:tab/>+Orientation :</text:p>
      <text:p text:style-name="P3"><text:tab/><text:tab/>Orientation du pion que l'on déplace</text:p>
      <text:p text:style-name="P6"><text:tab/>+Plateau :</text:p>
      <text:p text:style-name="P3"><text:tab/><text:tab/>Configuration du plateau de jeu complet</text:p>
      <text:p text:style-name="P3"><text:tab/><text:span text:style-name="T9">?Force :</text:span></text:p>
      <text:p text:style-name="P3"><text:tab/><text:tab/><text:span text:style-name="T4">Valeur de la force actuelle</text:span></text:p>
      <text:p text:style-name="P3"><text:tab/><text:span text:style-name="T9">?Masse :</text:span></text:p>
      <text:p text:style-name="P3"><text:span text:style-name="T9"><text:tab/><text:tab/></text:span><text:span text:style-name="T4">Valeur de la masse actuelle</text:span></text:p>
      <text:p text:style-name="P6"><text:tab/>-Historique :</text:p>
      <text:p text:style-name="P3"><text:tab/><text:tab/>Retourne une liste des pions présents dans la file de poussée</text:p>
      <text:p text:style-name="P3"/>
      <text:p text:style-name="P2">Fonctionnement :</text:p>
      <text:p text:style-name="P8"/>
      <text:p text:style-name="P8"><text:tab/><text:span text:style-name="T14">Introduction :</text:span></text:p>
      <text:p text:style-name="P3"><text:tab/></text:p>
      <text:p text:style-name="P3"><text:tab/><text:tab/>Le calcul de la file de poussée se fait en fonction de l'orientation du pion. On <text:tab/>retrouve donc le prédicat <text:s/><text:span text:style-name="T2">genere_liste_force_masse/5 </text:span><text:span text:style-name="T3">avec les 4 valeurs pour le <text:tab/>paramétre </text:span><text:span text:style-name="T10">+Orientation</text:span><text:span text:style-name="T3">.</text:span></text:p>
      <text:p text:style-name="P3"><text:span text:style-name="T3"/></text:p>
      <text:p text:style-name="P3"><text:span text:style-name="T3"><text:tab/>Pour chacune de ces orientation, on retrouve 4 cas :</text:span></text:p>
      <text:list xml:id="list2165433537" text:style-name="L1">
        <text:list-item>
          <text:list>
            <text:list-item>
              <text:list>
                <text:list-item>
                  <text:p text:style-name="P4"><text:soft-page-break/><text:span text:style-name="T3">La poussée d'une montagne</text:span></text:p>
                </text:list-item>
                <text:list-item>
                  <text:p text:style-name="P4"><text:span text:style-name="T3">La poussée d'un animal dans le meme sens que le pion</text:span></text:p>
                </text:list-item>
                <text:list-item>
                  <text:p text:style-name="P4"><text:span text:style-name="T3">La poussée d'un animal dans le sens opposé au pion</text:span></text:p>
                </text:list-item>
                <text:list-item>
                  <text:p text:style-name="P4"><text:span text:style-name="T3">La poussée d'un animal dont le sens n'impacte pas le poussée</text:span></text:p>
                </text:list-item>
              </text:list>
            </text:list-item>
          </text:list>
        </text:list-item>
      </text:list>
      <text:p text:style-name="P3"><text:span text:style-name="T3"/></text:p>
      <text:p text:style-name="P3"><text:span text:style-name="T3"><text:tab/>L'arret du calcul de la file de poussée se fait grace à deux conditions d'arret :</text:span></text:p>
      <text:list xml:id="list2054162884" text:style-name="L2">
        <text:list-item>
          <text:list>
            <text:list-item>
              <text:p text:style-name="P14"><text:span text:style-name="T1">La case que l'on explore est vide</text:span></text:p>
            </text:list-item>
            <text:list-item>
              <text:p text:style-name="P5"><text:span text:style-name="T3">La case que l'on explore est hors du plateau</text:span></text:p>
            </text:list-item>
          </text:list>
        </text:list-item>
      </text:list>
      <text:p text:style-name="P3"><text:span text:style-name="T3"><text:tab/></text:span></text:p>
      <text:p text:style-name="P3"><text:span text:style-name="T3"><text:tab/></text:span><text:span text:style-name="T5">Approfondissement et détails :</text:span></text:p>
      <text:p text:style-name="P3"><text:span text:style-name="T5"/></text:p>
      <text:p text:style-name="P8"><text:span text:style-name="T6"><text:tab/><text:tab/>Prenons un exemple complet de calcul de file de poussée sur une poussée nord (n) de la case 51 vers la case 52.</text:span></text:p>
      <text:p text:style-name="P8"><draw:g text:anchor-type="paragraph" draw:z-index="0" draw:style-name="gr1"><draw:g draw:style-name="gr2"><draw:rect draw:style-name="gr3" draw:text-style-name="P25" svg:width="1.56cm" svg:height="1.56cm" svg:x="6.313cm" svg:y="0.873cm"><text:p/></draw:rect><draw:rect draw:style-name="gr3" draw:text-style-name="P25" svg:width="1.56cm" svg:height="1.56cm" svg:x="6.313cm" svg:y="2.432cm"><text:p/></draw:rect><draw:rect draw:style-name="gr3" draw:text-style-name="P25" svg:width="1.56cm" svg:height="1.56cm" svg:x="6.313cm" svg:y="3.992cm"><text:p/></draw:rect><draw:rect draw:style-name="gr3" draw:text-style-name="P25" svg:width="1.56cm" svg:height="1.56cm" svg:x="6.313cm" svg:y="5.551cm"><text:p/></draw:rect><draw:rect draw:style-name="gr3" draw:text-style-name="P26" svg:width="1.56cm" svg:height="1.56cm" svg:x="6.313cm" svg:y="7.11cm"><text:p/></draw:rect></draw:g><draw:g draw:style-name="gr2"><draw:line draw:style-name="gr4" draw:text-style-name="P25" svg:x1="6.793cm" svg:y1="8.696cm" svg:x2="6.793cm" svg:y2="6.632cm"><text:p/></draw:line><draw:g draw:style-name="gr2"><draw:g draw:style-name="gr2"><draw:rect draw:style-name="gr5" draw:text-style-name="P25" svg:width="1.56cm" svg:height="1.56cm" svg:x="4.754cm" svg:y="0.873cm"><text:p text:style-name="P25">R V</text:p></draw:rect><draw:rect draw:style-name="gr5" draw:text-style-name="P25" svg:width="1.56cm" svg:height="1.56cm" svg:x="4.754cm" svg:y="2.432cm"><text:p text:style-name="P25">R &lt;</text:p></draw:rect><draw:rect draw:style-name="gr5" draw:text-style-name="P25" svg:width="1.56cm" svg:height="1.56cm" svg:x="4.754cm" svg:y="3.992cm"><text:p text:style-name="P25">M</text:p></draw:rect><draw:rect draw:style-name="gr5" draw:text-style-name="P25" svg:width="1.56cm" svg:height="1.56cm" svg:x="4.754cm" svg:y="5.551cm"><text:p text:style-name="P25">E ^</text:p></draw:rect><draw:rect draw:style-name="gr5" draw:text-style-name="P26" svg:width="1.56cm" svg:height="1.56cm" svg:x="4.754cm" svg:y="7.11cm"><text:p text:style-name="P26"><text:span text:style-name="T13">E ^</text:span></text:p></draw:rect></draw:g><draw:frame draw:style-name="gr6" draw:text-style-name="P27" svg:width="0.819cm" svg:height="0.489cm" svg:x="3.803cm" svg:y="2.963cm"><draw:text-box><text:p text:style-name="P27"><text:span text:style-name="T17">54</text:span></text:p></draw:text-box></draw:frame><draw:frame draw:style-name="gr6" draw:text-style-name="P27" svg:width="0.819cm" svg:height="0.489cm" svg:x="3.803cm" svg:y="1.482cm"><draw:text-box><text:p text:style-name="P27"><text:span text:style-name="T17">55</text:span></text:p></draw:text-box></draw:frame><draw:frame draw:style-name="gr6" draw:text-style-name="P27" svg:width="0.819cm" svg:height="0.489cm" svg:x="3.803cm" svg:y="4.551cm"><draw:text-box><text:p text:style-name="P27"><text:span text:style-name="T17">53</text:span></text:p></draw:text-box></draw:frame><draw:frame draw:style-name="gr6" draw:text-style-name="P27" svg:width="0.819cm" svg:height="0.489cm" svg:x="3.803cm" svg:y="6.085cm"><draw:text-box><text:p text:style-name="P27"><text:span text:style-name="T17">52</text:span></text:p></draw:text-box></draw:frame><draw:frame draw:style-name="gr6" draw:text-style-name="P27" svg:width="0.819cm" svg:height="0.489cm" svg:x="3.803cm" svg:y="7.726cm"><draw:text-box><text:p text:style-name="P27"><text:span text:style-name="T17">51</text:span></text:p></draw:text-box></draw:frame></draw:g></draw:g><draw:g draw:style-name="gr2"><draw:rect draw:style-name="gr3" draw:text-style-name="P25" svg:width="1.56cm" svg:height="1.56cm" svg:x="7.872cm" svg:y="0.873cm"><text:p/></draw:rect><draw:rect draw:style-name="gr3" draw:text-style-name="P25" svg:width="1.56cm" svg:height="1.56cm" svg:x="7.872cm" svg:y="2.432cm"><text:p/></draw:rect><draw:rect draw:style-name="gr3" draw:text-style-name="P25" svg:width="1.56cm" svg:height="1.56cm" svg:x="7.872cm" svg:y="3.992cm"><text:p/></draw:rect><draw:rect draw:style-name="gr3" draw:text-style-name="P25" svg:width="1.56cm" svg:height="1.56cm" svg:x="7.872cm" svg:y="5.551cm"><text:p/></draw:rect><draw:rect draw:style-name="gr3" draw:text-style-name="P26" svg:width="1.56cm" svg:height="1.56cm" svg:x="7.872cm" svg:y="7.11cm"><text:p/></draw:rect></draw:g><draw:g draw:style-name="gr2"><draw:rect draw:style-name="gr3" draw:text-style-name="P25" svg:width="1.56cm" svg:height="1.56cm" svg:x="9.432cm" svg:y="0.873cm"><text:p/></draw:rect><draw:rect draw:style-name="gr3" draw:text-style-name="P25" svg:width="1.56cm" svg:height="1.56cm" svg:x="9.432cm" svg:y="2.432cm"><text:p/></draw:rect><draw:rect draw:style-name="gr3" draw:text-style-name="P25" svg:width="1.56cm" svg:height="1.56cm" svg:x="9.432cm" svg:y="3.992cm"><text:p/></draw:rect><draw:rect draw:style-name="gr3" draw:text-style-name="P25" svg:width="1.56cm" svg:height="1.56cm" svg:x="9.432cm" svg:y="5.551cm"><text:p/></draw:rect><draw:rect draw:style-name="gr3" draw:text-style-name="P26" svg:width="1.56cm" svg:height="1.56cm" svg:x="9.432cm" svg:y="7.11cm"><text:p/></draw:rect></draw:g><draw:g draw:style-name="gr2"><draw:rect draw:style-name="gr3" draw:text-style-name="P25" svg:width="1.56cm" svg:height="1.56cm" svg:x="10.991cm" svg:y="0.873cm"><text:p/></draw:rect><draw:rect draw:style-name="gr3" draw:text-style-name="P25" svg:width="1.56cm" svg:height="1.56cm" svg:x="10.991cm" svg:y="2.432cm"><text:p/></draw:rect><draw:rect draw:style-name="gr3" draw:text-style-name="P25" svg:width="1.56cm" svg:height="1.56cm" svg:x="10.991cm" svg:y="3.992cm"><text:p/></draw:rect><draw:rect draw:style-name="gr3" draw:text-style-name="P25" svg:width="1.56cm" svg:height="1.56cm" svg:x="10.991cm" svg:y="5.551cm"><text:p/></draw:rect><draw:rect draw:style-name="gr3" draw:text-style-name="P26" svg:width="1.56cm" svg:height="1.56cm" svg:x="10.991cm" svg:y="7.11cm"><text:p/></draw:rect></draw:g></draw:g><text:span text:style-name="T6"><text:tab/></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2"><text:span text:style-name="T6"/></text:p>
      <text:p text:style-name="P2"><text:span text:style-name="T6"/></text:p>
      <text:p text:style-name="P2"><text:span text:style-name="T6"/></text:p>
      <text:p text:style-name="P2"><text:span text:style-name="T6">Trace d'exécution du prédicat </text:span><text:span text:style-name="T7">genere_liste_force_masse/5</text:span><text:span text:style-name="T6"> :</text:span></text:p>
      <text:p text:style-name="P2"><text:span text:style-name="T6"/></text:p>
      <text:p text:style-name="P7">Step 1 :</text:p>
      <text:p text:style-name="P7"/>
      <text:list xml:id="list1266143261" text:style-name="L4">
        <text:list-item>
          <text:p text:style-name="P9"><text:span text:style-name="T6">Appel du prédicat <text:s/></text:span><text:span text:style-name="T7">genere_liste_force_masse(52, n, P, (1,0), H) </text:span><text:span text:style-name="T6">car un animal pousse avec une force de 1 et une masse de 0</text:span></text:p>
          <text:p text:style-name="P9"><text:span text:style-name="T6"/></text:p>
        </text:list-item>
        <text:list-item>
          <text:p text:style-name="P9"><text:span text:style-name="T6">Reconnait que la poussée se fait vers le nord :</text:span></text:p>
          <text:list>
            <text:list-item>
              <text:p text:style-name="P9"><text:span text:style-name="T6">Test l'orientation du pion sur la case d'arrivée (52) et reconnaît que c'est la meme que celle du pion (51)</text:span></text:p>
            </text:list-item>
            <text:list-item>
              <text:p text:style-name="P9"><text:span text:style-name="T6">Test si la poussée est valide et retourne ok</text:span></text:p>
              <text:p text:style-name="P9"><text:span text:style-name="T7"/></text:p>
            </text:list-item>
          </text:list>
        </text:list-item>
      </text:list>
      <text:p text:style-name="P8"><text:span text:style-name="T12">Step 2 :</text:span></text:p>
      <text:p text:style-name="P8"><text:span text:style-name="T12"/></text:p>
      <text:list xml:id="list647248328" text:style-name="L5">
        <text:list-item>
          <text:p text:style-name="P10"><text:span text:style-name="T6">Appel du prédicat <text:s/></text:span><text:span text:style-name="T7">genere_liste_force_masse(53, n, P, (2,0), H) </text:span><text:span text:style-name="T6">car la force des animaux c'est additionnée</text:span></text:p>
          <text:p text:style-name="P10"><text:span text:style-name="T6"/></text:p>
        </text:list-item>
        <text:list-item>
          <text:p text:style-name="P10"><text:span text:style-name="T6">La poussée s'effectue toujours vers le nord :</text:span></text:p>
          <text:list>
            <text:list-item>
              <text:p text:style-name="P10"><text:span text:style-name="T6">Test la case d'arrivée (53) et reconnaît une montagne</text:span></text:p>
            </text:list-item>
            <text:list-item>
              <text:p text:style-name="P10"><text:span text:style-name="T6">Test si la poussée est valide et retourne ok</text:span></text:p>
              <text:p text:style-name="P10"><text:span text:style-name="T7"/></text:p>
            </text:list-item>
          </text:list>
        </text:list-item>
      </text:list>
      <text:p text:style-name="P8"><text:span text:style-name="T12">Step 3 :</text:span></text:p>
      <text:p text:style-name="P8"><text:span text:style-name="T12"/></text:p>
      <text:list xml:id="list331921905" text:style-name="L6">
        <text:list-item>
          <text:p text:style-name="P11"><text:span text:style-name="T6">Appel du prédicat <text:s/></text:span><text:span text:style-name="T7">genere_liste_force_masse(54, n, P, (2,1), H) </text:span><text:span text:style-name="T6">car la masse de la montagne s'est ajoutée</text:span></text:p>
          <text:p text:style-name="P11"><text:span text:style-name="T6"/></text:p>
        </text:list-item>
        <text:list-item>
          <text:p text:style-name="P11"><text:soft-page-break/><text:span text:style-name="T6">La poussée s'effectue toujours vers le nord :</text:span></text:p>
          <text:list>
            <text:list-item>
              <text:p text:style-name="P11"><text:span text:style-name="T6">Test l'orientation du pion sur la case d'arrivée (54) et reconnaît qu'elle n'est ni opposée ni identique à celle du pion (51)</text:span></text:p>
            </text:list-item>
            <text:list-item>
              <text:p text:style-name="P11"><text:span text:style-name="T6">Test si la poussée est valide et retourne ok</text:span></text:p>
            </text:list-item>
          </text:list>
        </text:list-item>
      </text:list>
      <text:p text:style-name="P8"><text:span text:style-name="T12"/></text:p>
      <text:p text:style-name="P8"><text:span text:style-name="T12">Step 4 :</text:span></text:p>
      <text:p text:style-name="P8"><text:span text:style-name="T12"/></text:p>
      <text:list xml:id="list2153606819" text:style-name="L7">
        <text:list-item>
          <text:p text:style-name="P12"><text:span text:style-name="T6">Appel du prédicat <text:s/></text:span><text:span text:style-name="T7">genere_liste_force_masse(55, n, P, (2,1), H) </text:span><text:span text:style-name="T6">car la masse du pion précédent n'a rien modifié.</text:span></text:p>
          <text:p text:style-name="P12"><text:span text:style-name="T6"/></text:p>
        </text:list-item>
        <text:list-item>
          <text:p text:style-name="P12"><text:span text:style-name="T6">La poussée s'effectue toujours vers le nord :</text:span></text:p>
          <text:list>
            <text:list-item>
              <text:p text:style-name="P12"><text:span text:style-name="T6">Test l'orientation du pion sur la case d'arrivée (55) et reconnaît qu'elle est opposée à celle du pion (51)</text:span></text:p>
            </text:list-item>
            <text:list-item>
              <text:p text:style-name="P12"><text:span text:style-name="T6">Test si la poussée est valide et retourne ok</text:span></text:p>
            </text:list-item>
          </text:list>
        </text:list-item>
      </text:list>
      <text:p text:style-name="P8"><text:span text:style-name="T6"/></text:p>
      <text:p text:style-name="P8"><text:span text:style-name="T12">Step 5 :</text:span></text:p>
      <text:p text:style-name="P8"><text:span text:style-name="T12"/></text:p>
      <text:list xml:id="list978809450" text:style-name="L8">
        <text:list-item>
          <text:p text:style-name="P13"><text:span text:style-name="T6">Appel du prédicat <text:s/></text:span><text:span text:style-name="T7">genere_liste_force_masse(56, n, P, (1,1), H) </text:span><text:span text:style-name="T6">car la force du pion précédent a réduit la force de poussée.</text:span></text:p>
        </text:list-item>
        <text:list-item>
          <text:p text:style-name="P13"><text:span text:style-name="T6">CONDITION D'ARRET CAR LA CASE 56 N'EST PAS UNE CASE VALIDE</text:span></text:p>
        </text:list-item>
        <text:list-item>
          <text:p text:style-name="P13"><text:span text:style-name="T6">Construction de l'historique à la remontée des prédica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OpenSymbol1" svg:font-family="OpenSymbol, 'Arial Unicode MS'"/>
    <style:font-face style:name="SFRM1095" svg:font-family="SFRM1095"/>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Dambrine</meta:initial-creator>
    <meta:creation-date>2012-06-17T19:12:01</meta:creation-date>
    <dc:date>2012-06-18T00:41:49</dc:date>
    <dc:creator>Florian Dambrine</dc:creator>
    <meta:editing-duration>PT5H28M50S</meta:editing-duration>
    <meta:editing-cycles>78</meta:editing-cycles>
    <meta:generator>LibreOffice/3.5$Linux_x86 LibreOffice_project/350m1$Build-2</meta:generator>
    <meta:document-statistic meta:table-count="0" meta:image-count="0" meta:object-count="0" meta:page-count="4" meta:paragraph-count="80" meta:word-count="1452" meta:character-count="6937" meta:non-whitespace-character-count="6973"/>
  </office:meta>
</office:document-meta>
</file>